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スばあさん
「ふーむ・・・おかしいわね・・・」</text:p>
          </table:table-cell>
          <table:table-cell table:style-name="ce0"/>
          <table:table-cell table:style-name="ce0"/>
          <table:table-cell table:style-name="ce0" office:value-type="string">
            <text:p>Grandma Beth
“Hmmm.... how odd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確かにこのあたりに地図が・・・」</text:p>
          </table:table-cell>
          <table:table-cell table:style-name="ce0"/>
          <table:table-cell table:style-name="ce0"/>
          <table:table-cell table:style-name="ce0" office:value-type="string">
            <text:p>Grandma Beth
“I'm sure I put it around here...”</text:p>
          </table:table-cell>
          <table:table-cell table:number-columns-repeated="1020"/>
        </table:table-row>
        <table:table-row>
          <table:table-cell table:style-name="ce0" office:value-type="string">
            <text:p>もしや、なくした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id you perhaps misplace it somewhere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いや、そんなはずはな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No, no, that's not possibl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しが、モノをしまいなくすなんてことは
　ありえない話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t's unthinkable that I would ever lose
anything in my lif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りじゃ、【モノをしまいなくさないベス】
　で名が通ってるくらいだからね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n fact, around here they call me, 'Never-
Loses-A-Single-Thing Beth'!”</text:p>
          </table:table-cell>
          <table:table-cell table:number-columns-repeated="1020"/>
        </table:table-row>
        <table:table-row>
          <table:table-cell table:style-name="ce0" office:value-type="string">
            <text:p>ピンポイントな通り名です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t's a pretty specific name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ばあちゃん、もしかして地図を探してる
　の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Grandma, could you be looking for the
map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よ。　何か知ってるの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That's right. Do you know something about
it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う・・・おばあちゃんは直前のことをすぐ
　忘れちゃうの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Geez... you have a memory like a goldfish,
Grandma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っきやってきた女の子に、地図あげちゃった
　ばかりでしょ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 gave the map to that girl who came by
just a little earlier, didn't you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・・・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あっ！　そういやそうだったねえ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...Ah! That's right, so I did!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昔のことは覚えてても、ついさっきのことを
　忘れるようになっちゃったのよ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 remember things from way back when, but
now I forget things that've just happened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たははははは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Wahahahahahaha!!”</text:p>
          </table:table-cell>
          <table:table-cell table:number-columns-repeated="1020"/>
        </table:table-row>
        <table:table-row>
          <table:table-cell table:style-name="ce0" office:value-type="string">
            <text:p>えーと、つまり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hhh, so basically...</text:p>
          </table:table-cell>
          <table:table-cell table:number-columns-repeated="1020"/>
        </table:table-row>
        <table:table-row>
          <table:table-cell table:style-name="ce0" office:value-type="string">
            <text:p>無駄足だったというわけ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is was a fool's errand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ごめんなさいねえ。　地図は1つしか無いから
　あきらめてくれる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Sorry about that. Since I only have the one
map, would you mind giving it a rest?”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地図による現在地確認は
あきらめる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's no use. We'll have to give up on confirming
our location using a map.</text:p>
          </table:table-cell>
          <table:table-cell table:number-columns-repeated="1020"/>
        </table:table-row>
        <table:table-row>
          <table:table-cell table:style-name="ce0" office:value-type="string">
            <text:p>問題は、今後の策だな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e problem is our next strategy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あんたたちは自分のいる場所が
　分からないの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What, you don't recognise where you are?”</text:p>
          </table:table-cell>
          <table:table-cell table:number-columns-repeated="1020"/>
        </table:table-row>
        <table:table-row>
          <table:table-cell table:style-name="ce0" office:value-type="string">
            <text:p>は、はい。　気が付いたら、森の中に倒れてて
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s. When we woke up, we had collapsed
in the forest...</text:p>
          </table:table-cell>
          <table:table-cell table:number-columns-repeated="1020"/>
        </table:table-row>
        <table:table-row>
          <table:table-cell table:style-name="ce0" office:value-type="string">
            <text:p>ここがどこなのか、ぜんぜん分からないん
で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have absolutely no idea where this is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あ・・・そういえば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Aaa... speaking of which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さっき地図をあげた女の子も、そんなことを
　言ってたわね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The young lady to whom I just gave the map
said exactly the same thing.”</text:p>
          </table:table-cell>
          <table:table-cell table:number-columns-repeated="1020"/>
        </table:table-row>
        <table:table-row>
          <table:table-cell table:style-name="ce0" office:value-type="string">
            <text:p>え？　それ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Eh? That means...</text:p>
          </table:table-cell>
          <table:table-cell table:number-columns-repeated="1020"/>
        </table:table-row>
        <table:table-row>
          <table:table-cell table:style-name="ce0" office:value-type="string">
            <text:p>俺たちの同級生の可能性が高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's a strong possibility that this 'young
lady' is our classmate.</text:p>
          </table:table-cell>
          <table:table-cell table:number-columns-repeated="1020"/>
        </table:table-row>
        <table:table-row>
          <table:table-cell table:style-name="ce0" office:value-type="string">
            <text:p>質問だが、地図を渡した女がどこへ向かったか
分かる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Sorry to ask, but do you know which way
this woman wen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ね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Yes, I do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の娘はたしか、『交通手段がほしい』って
　言ってたから、もしかしたら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That young lady was saying that she needed
transportation, so maybe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船が出入りしてて、しかもここから一番近い
　『港町ザザーブ』に向かったかもね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She could have gone to nearby Zazābu Port
Town, which sees ships come and go all the
time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電車や船が通っている地域ならば
おのずと現在位置が把握できるというわけ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see. If it's a place where trains and ships
pass through, it's naturally where you would
go.</text:p>
          </table:table-cell>
          <table:table-cell table:number-columns-repeated="1020"/>
        </table:table-row>
        <table:table-row>
          <table:table-cell table:style-name="ce0" office:value-type="string">
            <text:p>そ、そのザザーブっていう町は、えっと・・・
どこにあるんです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-This Zazābu town, umm... where is i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んたたち、ドノ村から来たんだったね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You two came from Dono village, didn't you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まずはドノ村まで戻って、それから村の南に
　ある森を東の方へ進んでいけば、着くわ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Start by going back to Dono village, and
continue south to the forest. Go east from
there, and you're there.”</text:p>
          </table:table-cell>
          <table:table-cell table:number-columns-repeated="1020"/>
        </table:table-row>
        <table:table-row>
          <table:table-cell table:style-name="ce0" office:value-type="string">
            <text:p>了解した。　それなら、さほど時間もかからず
到着できそ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Understood. It sounds like it won't take
particularly long to get there, either.</text:p>
          </table:table-cell>
          <table:table-cell table:number-columns-repeated="1020"/>
        </table:table-row>
        <table:table-row>
          <table:table-cell table:style-name="ce0" office:value-type="string">
            <text:p>はむこ、すぐに出発するとしよう。
急げばまだ追いつけるかもしれな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amuko, let's go right away.
We might be able to catch up if we hurry.</text:p>
          </table:table-cell>
          <table:table-cell table:number-columns-repeated="1020"/>
        </table:table-row>
        <table:table-row>
          <table:table-cell table:style-name="ce0" office:value-type="string">
            <text:p>あ、う・・・うん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, y... yeah.</text:p>
          </table:table-cell>
          <table:table-cell table:number-columns-repeated="1020"/>
        </table:table-row>
        <table:table-row>
          <table:table-cell table:style-name="ce0" office:value-type="string">
            <text:p>どうした、具合でも悪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's the matter, are you feeling unwell?</text:p>
          </table:table-cell>
          <table:table-cell table:number-columns-repeated="1020"/>
        </table:table-row>
        <table:table-row>
          <table:table-cell table:style-name="ce0" office:value-type="string">
            <text:p>べ、別に・・・そういうわけじゃ・・・ないけど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-No... not really... just..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地図を持ってった女の子は、そりゃもう嵐の
　ように元気なコだったわ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The girl with the map was quite the lively
young lady. She was more energetic than
a hurrican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の俊足なら、若い頃のあたしでも
　追いつけないかもね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At the speed she ran, even a younger me
probably couldn't catch up to her.”</text:p>
          </table:table-cell>
          <table:table-cell table:number-columns-repeated="1020"/>
        </table:table-row>
        <table:table-row>
          <table:table-cell table:style-name="ce0" office:value-type="string">
            <text:p>ならばなおさら急ごう。　行くぞはむこ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n we should hurry that much more.
Hamuko, let's go.</text:p>
          </table:table-cell>
          <table:table-cell table:number-columns-repeated="1020"/>
        </table:table-row>
        <table:table-row>
          <table:table-cell table:style-name="ce0" office:value-type="string">
            <text:p>う、ん・・・えっと・・・分かった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.. uhh... got it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若いうちに、いっぱい冒険しときな。
　たははは！！」</text:p>
          </table:table-cell>
          <table:table-cell table:style-name="ce0" office:value-type="string">
            <text:p>Talk to her agai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randma Beth
“I was once quite the little adventurer.
Wahahaha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